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style:font-name-asian="楷体_GB23121"/>
    </style:style>
    <style:style style:name="P4" style:family="paragraph" style:parent-style-name="Text_20_body">
      <style:text-properties fo:color="#990066"/>
    </style:style>
    <style:style style:name="P5" style:family="paragraph" style:parent-style-name="Text_20_body">
      <style:paragraph-properties fo:padding-left="0in" fo:padding-right="0in" fo:padding-top="0in" fo:padding-bottom="0.0193in" fo:border-left="none" fo:border-right="none" fo:border-top="none" fo:border-bottom="0.0008in solid #4682b4"/>
    </style:style>
    <style:style style:name="T1" style:family="text">
      <style:text-properties style:font-name-asian="楷体_GB23121"/>
    </style:style>
    <style:style style:name="T2" style:family="text">
      <style:text-properties style:font-name="楷体_GB23121"/>
    </style:style>
    <style:style style:name="T3" style:family="text">
      <style:text-properties style:font-name-asian="楷体GB2312"/>
    </style:style>
    <style:style style:name="T4" style:family="text">
      <style:text-properties fo:color="#000033"/>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style:style>
    <style:style style:name="T7" style:family="text">
      <style:text-properties fo:color="#191970"/>
    </style:style>
    <style:style style:name="T8" style:family="text">
      <style:text-properties fo:color="#990033"/>
    </style:style>
    <style:style style:name="T9" style:family="text">
      <style:text-properties style:font-weight-asian="bold"/>
    </style:style>
    <style:style style:name="T10" style:family="text">
      <style:text-properties fo:color="#990033" style:font-weight-asian="bold"/>
    </style:style>
    <style:style style:name="T11" style:family="text">
      <style:text-properties fo:color="#999999"/>
    </style:style>
    <style:style style:name="T12" style:family="text">
      <style:text-properties fo:color="#800080" style:text-underline-style="solid" style:text-underline-width="auto" style:text-underline-color="font-color"/>
    </style:style>
    <style:style style:name="Sect1" style:family="section">
      <style:section-properties fo:margin-left="0in" fo:margin-right="0in"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Windy姐，我应该开心吗？</text:h>
      <text:section text:style-name="Sect1" text:name="main">
        <text:p text:style-name="P2">你 知道我是不问政治的，你也知道那不是因为我不懂政治。孟岩以前跟我说，你可以不问政治，你可以选择逃避，但政治会找上你。亚里士多德说所有人的事务就是政 治，自然也包括了所有好的和不好的政治、喜欢和不喜欢的政治，逃无可逃。到杭州来，过着忙碌而平凡的日子，难道就没有逃避的意思吗？难道就没有独善其身的 意思吗？</text:p>
        <text:p text:style-name="P2"> </text:p>
        <text:p text:style-name="P2">想起去年的这个时候，你给我的话题同样让我不开心。但后来那魔鬼的影仍然罩住了每个人，不因你不唤它的名而得以侥幸。这些是我无力左右的，如果再有那么沉重的天意降在我身上，我仍然会逃避，孤身山水间，寻那倾城时绝望般的快乐。你喜欢我的，不也是这样的不落凡尘吗？</text:p>
        <text:p text:style-name="P2">2004年03月12日, 星期五 22:57 (80887)</text:p>
      </text:section>
      <text:section text:style-name="Sect1" text:name="Section1">
        <text:h text:style-name="P1" text:outline-level="1" text:is-list-header="true"><text:bookmark text:name="main"/>炒冷饭的高手</text:h>
        <text:p text:style-name="P2">《中华读书报》2004年3月17日号，《“老虎”的Beta照——J2SE 1．5新特性品鲜》，作者陆杰。</text:p>
        <text:p text:style-name="P2"><text:a xlink:type="simple" xlink:href="http://www.gmw.com.cn/01ds/2004-03/17/content_6335.htm" office:target-frame-name="_blank" xlink:show="new">http://www.gmw.com.cn/01ds/2004-03/17/content_6335.htm</text:a></text:p>
        <text:p text:style-name="P2"> </text:p>
        <text:p text:style-name="P2">我第一次在《程序员》上介绍Tiger是什么时候？我记得那篇文章的标题叫“人间四月天”，出自林徽因写给徐志摩的诗，恰好是在一年前。随后的两个月，我的专栏文章分别是“Tiger六大利器”和“泛型Java的类型协变”。这位陆先生还真是会炒冷饭。</text:p>
        <text:p text:style-name="P2"> </text:p>
        <text:p text:style-name="P2">“相信到今年年中J2SE1．5正式版发布之际，Java的图书有相当大的一部分将是“老虎”的地盘。Java程序员们不会对“老虎”熟视无睹，出版界当然也不能对这个商机漠然以对。”</text:p>
        <text:p text:style-name="P2"> </text:p>
        <text:p text:style-name="P2">哦？真的吗？“Java程序员们”早就睁大了双眼，只不过外行人不知道而已。</text:p>
        <text:p text:style-name="P2">2004年03月23日, 星期二 09:54 (89204)</text:p>
      </text:section>
      <text:section text:style-name="Sect1" text:name="Section2">
        <text:h text:style-name="P1" text:outline-level="1" text:is-list-header="true"><text:bookmark text:name="main1"/>什么叫人品问题</text:h>
        <text:p text:style-name="P2"><text:a xlink:type="simple" xlink:href="http://www.china-pub.com/computers/bbs/addfollow.asp?id=33486&amp;rootid=2&amp;boardid=1" office:target-frame-name="_blank" xlink:show="new">http://www.china-pub.com/computers/bbs/addfollow.asp?id=33486&amp;rootid=2&amp;boardid=1</text:a></text:p>
        <text:p text:style-name="P2"> </text:p>
        <text:p text:style-name="P2">“在中国没有诚信可言。老实人要吃亏。”</text:p>
        <text:p text:style-name="P2">抱着这样的想法，就算有再多的钱，难道不是仍然过着穷苦窘迫的日子吗——在精神上。</text:p>
        <text:p text:style-name="P2">2004年04月13日, 星期二 10:18 (114339)</text:p>
      </text:section>
      <text:section text:style-name="Sect1" text:name="Section3">
        <text:h text:style-name="P1" text:outline-level="1" text:is-list-header="true"><text:bookmark text:name="main2"/>出离愤怒</text:h>
        <text:p text:style-name="P2">CSDN报道：中国教育电视台侵权使用软件</text:p>
        <text:p text:style-name="P2"><text:a xlink:type="simple" xlink:href="http://www.csdn.net/develop/article/26/26909.shtm" office:target-frame-name="_blank" xlink:show="new">http://www.csdn.net/develop/article/26/26909.shtm</text:a></text:p>
        <text:p text:style-name="P2"> </text:p>
        <text:p text:style-name="P2">不，我不是对教育台愤怒。每个人其实都有做错事的权利，只要法律仍然公正就行了。让我出离愤怒的是……在这个帖子下面的某些回复。不想列出来，有兴趣的话可以自己去看看。</text:p>
        <text:p text:style-name="P2"> </text:p>
        <text:p text:style-name="P2">说什么“程序员像妓女”、“程序员像民工”，民工至少对自己的职业心怀敬重，这种连自己的职业都不爱的人纯粹就是社会的垃圾。我耻于与这样的人为伍。就为这个，我也要不懈努力，用语词营造专业程序员的藩篱，让这些打着程序员旗号的招摇撞骗者无处藏身。</text:p>
        <text:p text:style-name="P2">2004年04月20日, 星期二 09:20 (123101)</text:p>
      </text:section>
      <text:section text:style-name="Sect1" text:name="Section4">
        <text:h text:style-name="P1" text:outline-level="1" text:is-list-header="true"><text:bookmark text:name="main3"/>喧宾夺主</text:h>
        <text:p text:style-name="P2">姗 姗遇到了几个不知所谓的编辑，把她的稿子改得面目全非。Walter Benjamin本来是法语名字，应该是“瓦尔特·本雅明”的，编辑好死不死的非要想改成“本杰明”，这要是印了出来，还不把姗姗的学术名声全给败坏了。 这编辑看来也就是个只学美式英语的，Benjamin要搁西班牙文还译成“本哈明”呢。姗姗为人太善，怕她硬不起心肠来跟这些编辑吵。这种编辑水平，译者 直接给他全盘否定掉，让出版社换人重新做是最好的选择。</text:p>
        <text:p text:style-name="P2"> </text:p>
        <text:p text:style-name="P2">好在我还没遇到这等编辑。IT图书的编辑多的是点“不作为”，康博那等恶译也是文不加点的出来。《中华读书报》的编辑遇到用西方文论的典会多问 几句，《程序员》拿我的稿子通常就是文不加点，直接给读者原汁原味。专业性书籍不比通俗小说，编辑在专业上面跟作/译者没法比——而且像我和姗姗这样的译 者，编辑业务水平可能都比他们还高。编辑们顶好是省省心，查几个错别字就结了，大家都高兴。</text:p>
        <text:p text:style-name="P2">2004年04月24日, 星期六 17:42 (128271)</text:p>
      </text:section>
      <text:section text:style-name="Sect1" text:name="Section5">
        <text:h text:style-name="P1" text:outline-level="1" text:is-list-header="true"><text:bookmark text:name="main4"/>已经不光是对错的问题</text:h>
        <text:p text:style-name="P2">CSDN：<text:span text:style-name="Strong_20_Emphasis">欧盟以软件专利修正法案 开源软件前途未卜</text:span></text:p>
        <text:p text:style-name="P2"><text:a xlink:type="simple" xlink:href="http://www.csdn.net/news/newstopic/15/15626.shtml" office:target-frame-name="_blank" xlink:show="new">http://www.csdn.net/news/newstopic/15/15626.shtml</text:a></text:p>
        <text:p text:style-name="P2"> </text:p>
        <text:p text:style-name="P2">看了一下后面的回复。我相信大多数人并没有认真了解过这个新法案的内容。这个法案已经不仅仅是对与错、正义与邪恶、奉献与自私的问题，而是关系到每个程序员的利益，关系到作为一个程序员的你是否有可能继续靠自己的“点子”谋生盈利的问题。我很早以前就分析过：</text:p>
        <text:p text:style-name="P2"> </text:p>
        <text:p text:style-name="Text_20_body"><text:span text:style-name="T1">新的专利法案废弃了“数学算法、公式、解决业务问题的方法、计算机程序等智力产品不得申请专 利”的规定，从而为大企业垄断编写程序的权利准备法律基础。一旦此项法案通过，将事实上禁止一切作为个人行为的软件开发活动（不论是否开放源码），因为 （</text:span><text:span text:style-name="T2">1</text:span><text:span text:style-name="T1">）某些专利涉及的范围将极其广泛；（</text:span><text:span text:style-name="T2">2</text:span><text:span text:style-name="T1">）个人无法确保自己不落入大企业的专利陷阱。</text:span> </text:p>
        <text:p text:style-name="Text_20_body"><text:span text:style-name="T1">分析家认为，新的软件专利法案将直接导致大批</text:span><text:span text:style-name="T2">Open Source</text:span><text:span text:style-name="T1">软件项目陷入麻烦境地甚至难以为继，并且会促使绝大多数中小软件企业缩减研发投入。最终的结果是极少数几家大企业垄断绝大多数软件开发市场， 整个软件业的发展创新遭受重创。饶有兴味的是，这次的欧洲软件专利法案，是</text:span><text:span text:style-name="T2">BSA</text:span><text:span text:style-name="T1">一手炮制的</text:span><text:span text:style-name="T2">??BSA</text:span><text:span text:style-name="T1">已经不满足于抓几个盗版用户了，他们想更进一步，剥 夺自由软件开发者思考、编程的权利。</text:span></text:p>
        <text:p text:style-name="P2">我们不难想象，BSA下一次会在中国提出类似的立法建议??他们不是已经促成了“超世界潮流”的反盗版条例了吗？到那个时候，不管是Open Source还是shareware，不管做行业系统还是通用软件，作为程序员的个体和中小企业将不再有选择，他们将在法律上变成一群“匪”，唯一的区别 是IBM、MS等手握数千项专利的大公司是否有兴趣剿灭或者招安他们。</text:p>
        <text:p text:style-name="P2">2004年05月25日, 星期二 20:22 (171240)</text:p>
      </text:section>
      <text:section text:style-name="Sect1" text:name="Section6">
        <text:h text:style-name="P1" text:outline-level="1" text:is-list-header="true"><text:bookmark text:name="main5"/>老·庄</text:h>
        <text:p text:style-name="P2">《书屋》2004年第5 期载“‘江湖’的词源”一文，有如下段落：</text:p>
        <text:p text:style-name="P2"> </text:p>
        <text:p text:style-name="P2">“<text:span text:style-name="T3">何况《道德经》里根本没有庄子式的伟岸文化人格，有的只是老奸巨滑的愚民权术和争权固位的阴谋诡计，与主宰中国的庙堂政治达两千年之久的《韩非子》一鼻孔出气。”</text:span></text:p>
        <text:p text:style-name="P2"> </text:p>
        <text:p text:style-name="P2">记得以前读过一个版本的《庄子》，评注者说庄子是郁郁不得志，故作潇洒之态，实乃太公直钩钓鱼之举。</text:p>
        <text:p text:style-name="P2"> </text:p>
        <text:p text:style-name="P2">我想说什么呢？我想说，用学而优则仕的眼光去读，老子、庄子都只能是“郁郁不得志”的政治失败者；用权术与阴谋的眼光去读，自然也就能从中读出 “愚民权术”和“阴谋诡计”了。读懂老、庄有这么难吗？我更愿意用心去读，去体味他们的生活方式。也许在专家们眼里，我仍然是个“不懂”的门外汉。那又何 妨呢？“庄子曰：‘子非我，安知我不知鱼之乐？’”佛印禅师云：心中有佛，则满眼皆是佛——这话的下一句就没那么漂亮了，是佛印禅师调侃苏东坡的……</text:p>
        <text:p text:style-name="P2"> </text:p>
        <text:p text:style-name="P2">“施主心中有屎，所以看大和尚也是一坨屎。”</text:p>
        <text:p text:style-name="P2">2004年05月26日, 星期三 10:46 (171866)</text:p>
      </text:section>
      <text:section text:style-name="Sect1" text:name="Section7">
        <text:h text:style-name="P1" text:outline-level="1" text:is-list-header="true"><text:bookmark text:name="main6"/>新专利法案可能带来什么？</text:h>
        <text:p text:style-name="P2">我这样分析欧盟的新专利法案：</text:p>
        <text:p text:style-name="P2"> </text:p>
        <text:p text:style-name="P3">新的专利法案废弃了“数学算法、公式、解决业务问题的方法、计算机程序等智力产品不得申请专利”的规定，从而为大企业垄断编写程序的权利准备法律基础。一旦此项法案通过，将事实上禁止一切作为个人行为的软件开发活动。</text:p>
        <text:p text:style-name="P2"> </text:p>
        <text:p text:style-name="P2">这是危言耸听吗？新专利法案有可能造成这样一种情况：某公司将Party模式和Filter Chain模式注册为专利，因为它们显然都是“解决业务问题的方法”。然后程序员们就爽了——你不能把“用户”和“部门”设计为Party类的两个子类， 你也不能用动态代理给你的service加上自动事务管理，因为这都是侵犯专利权的。当然如果你一定要这样做呢，你有三种选择：（1）为你售出的每个 copy交纳一份专利使用费；（2）抓住该公司侵犯你专利的把柄跟他交换；（3）只在非盈利性范围使用你的产品。</text:p>
        <text:p text:style-name="P2"> </text:p>
        <text:p text:style-name="P2">也许看起来很可笑。世界上所有骇人听闻的事情在发生之前看起来都是很可笑的。</text:p>
        <text:p text:style-name="P2">2004年05月26日, 星期三 17:38 (172439)</text:p>
      </text:section>
      <text:section text:style-name="Sect1" text:name="Section8">
        <text:h text:style-name="P1" text:outline-level="1" text:is-list-header="true"><text:bookmark text:name="main7"/>飚文？</text:h>
        <text:p text:style-name="P2">有个同志建议，既然观点有分歧，不如我们各写数篇文章，找一两家媒体<text:span text:style-name="Strong_20_Emphasis">飚文</text:span>如何。很好的建议，很聪明的想法。可是他忘了，我才是专业的媒体人。</text:p>
        <text:p text:style-name="P2"> </text:p>
        <text:p text:style-name="P2">我喜欢写技术，譬如“剖析EJB”（《程序员》2004.6），洋洋万言，我写得很开心。除了技术之外，我的兴趣是西方文论。所以如果要飚文， 没问题，写技术文章。我在技术文章里嘲讽过侯先生，讥刺过banq，马上dreamhead也会写文章来批评我，我喜欢这个氛围。如果不是技术，而是和技 术沾点远亲的评论之类，抱歉，国内的同志恐怕我只有兴趣和Jacques Lebrun飚一飚。不懂西方文论、不懂大众传播的同志，评论我的文章只能是鸡同鸭讲，还飚什么飚？再说了，就像Kent Beck说的，“我要去写程序了。”</text:p>
        <text:p text:style-name="P2"> </text:p>
        <text:p text:style-name="P2">想在媒体上面把我当傻瓜，恐怕这种想法才真是有点傻瓜。麦克卢汉会和那些不懂隐喻的批评者飚文吗？伊尼斯会吗？别忘了，我是干这个的。</text:p>
        <text:p text:style-name="P2">2004年06月11日, 星期五 10:49 (195299)</text:p>
      </text:section>
      <text:section text:style-name="Sect1" text:name="Section9">
        <text:h text:style-name="P1" text:outline-level="1" text:is-list-header="true"><text:bookmark text:name="main8"/>国民劣根性？</text:h>
        <text:p text:style-name="P2">CSDN：<text:span text:style-name="Strong_20_Emphasis">一个人事经理眼中的“国民病”</text:span></text:p>
        <text:p text:style-name="P2"><text:a xlink:type="simple" xlink:href="http://www.csdn.net/news/newstopic/15/15836.shtml" office:target-frame-name="_blank" xlink:show="new">http://www.csdn.net/news/newstopic/15/15836.shtml</text:a></text:p>
        <text:p text:style-name="P2"> </text:p>
        <text:p text:style-name="P2">有个老故事，说7个人每天分一锅粥。一开始他们由一个德高望重的来分，然后就有了贿赂，然后绝对的权力导致绝对的腐败；然后改成全民公决，效率 极低，每天都吃凉粥……总之，经历了各种足以体现“国民劣根性”的痛苦历程之后，他们发现，只要每天轮一个人分，分的这个人最后选，就能保证每天的粥都公 平划一。现在这7个人每天都开心地吃着同样多的粥，他们还会共同讨论如何从技术上把粥分得更匀。你说他们有“国民劣根性”，为什么换一种分粥的制度就看不 到劣根性了？有劣根性的，究竟是人还是制度？</text:p>
        <text:p text:style-name="P2"> </text:p>
        <text:p text:style-name="P2">这位伟大正确的人事经理也是一样。如果你营造的企业文化就是人人自危，你的员工怎么会互相敬重互相合作？如果高层总是拿这个部门的业绩吓唬那个 部门，部门之间怎么不互相敌视？如果老板总是把提意见的人记下来给小鞋，员工怎么敢在大会上举手？如果我因为结婚请两天假都要被扣全薪，我下次怎么可能再 认真跟你请假？如果你在公司里做家具警察，你还跟我鼓吹什么“人性化管理”？</text:p>
        <text:p text:style-name="P2"> </text:p>
        <text:p text:style-name="P2">还是那句话，心中有佛，则满眼皆是佛。下半句，不说了。</text:p>
        <text:p text:style-name="P2">2004年06月11日, 星期五 15:44 (195772)</text:p>
      </text:section>
      <text:section text:style-name="Sect1" text:name="Section10">
        <text:h text:style-name="P1" text:outline-level="1" text:is-list-header="true"><text:bookmark text:name="main9"/>概率问题</text:h>
        <text:p text:style-name="P2">炒股的“金脑指数”：</text:p>
        <text:p text:style-name="P2"><text:a xlink:type="simple" xlink:href="http://www.blogdriver.com/showBlog.do?diaryID=195704" office:target-frame-name="_blank" xlink:show="new">http://www.blogdriver.com/showBlog.do?diaryID=195704</text:a></text:p>
        <text:p text:style-name="P2"> </text:p>
        <text:p text:style-name="P2">“李铁聪明的大脑竟然研究出了能反映大资金进出情况的"金脑指数"，这个指数作为一个秘笈，又成为他以后出奇制胜的法宝。”</text:p>
        <text:p text:style-name="P2"> </text:p>
        <text:p text:style-name="P2">其实说白了不过是个概率问题而已。有足够多的基础样本，总会有那么一两个人一帆风顺变成亿万富翁。比如说，我是一个男生，这就意味着我的家族从 进化成人类以后一直没有断过香火。我的家族经过了冰河时代，经过了大洪水，经过了战乱，经过了瘟疫，但每一代都有男孩子活了下来。想想，这是多么奇妙的事 情，这是多么小的概率。为什么恰好就是我能赶上这样幸运的事情？原因很简单，因为如果稍微差一点点幸运，我就不会在这里说这些话了。</text:p>
        <text:p text:style-name="P2"> </text:p>
        <text:p text:style-name="P2">同样，如果稍微差一点点幸运，“股神”就没机会跟人吹嘘他的“金脑指数”了。一个小概率事件，对于承受它的本人来说，是必然的；对于社会的总体来说，是渺茫的幸运。</text:p>
        <text:p text:style-name="P2">2004年06月15日, 星期二 11:26 (200701)</text:p>
      </text:section>
      <text:section text:style-name="Sect1" text:name="Section11">
        <text:h text:style-name="P1" text:outline-level="1" text:is-list-header="true"><text:bookmark text:name="main10"/>真想骂人</text:h>
        <text:p text:style-name="P2">答应了宝宝，不骂人，不说刻薄的话。</text:p>
        <text:p text:style-name="P2"> </text:p>
        <text:p text:style-name="P2">我就做一个傻瓜。我就继续拿这份微薄的稿酬，继续用我的方式来翻译书。我也不再相信什么“春风唤得回”了，只求能影响到你、你、还有你，只要你们能够明白怎样的书才是好书，我就满意了。</text:p>
        <text:p text:style-name="P2">2004年06月23日, 星期三 21:05 (213000)</text:p>
      </text:section>
      <text:section text:style-name="Sect1" text:name="Section12">
        <text:h text:style-name="P1" text:outline-level="1" text:is-list-header="true"><text:bookmark text:name="main11"/>高尚之所以成为高尚……</text:h>
        <text:p text:style-name="Text_20_body">胖子：高尚<text:line-break/><text:a xlink:type="simple" xlink:href="http://www.blogdriver.com/showBlog.do?diaryID=187945" office:target-frame-name="_blank" xlink:show="new">http://www.blogdriver.com/showBlog.do?diaryID=187945</text:a></text:p>
        <text:p text:style-name="Text_20_body">高尚之所以成为高尚，是因为高尚是一种美德，是因为大多数人并不具有这种美德，更是因为每个人有选择高尚或者不高尚的权利。</text:p>
        <text:p text:style-name="Text_20_body">所以，我赞颂高尚的人、伟大的人、道德上完整的人，我更赞颂自由——尤其是，选择“不高尚”的生活方式的自由。</text:p>
        <text:p text:style-name="Text_20_body">一个人要求他人高尚，是自私。一个社会要求所有人高尚，是纳粹。当每个人有权选择，高尚者才成其为高尚。</text:p>
        <text:p text:style-name="P2">2004年06月6日, 星期日 20:53 (188017)</text:p>
      </text:section>
      <text:section text:style-name="Sect1" text:name="Section13">
        <text:h text:style-name="P1" text:outline-level="1" text:is-list-header="true"><text:bookmark text:name="main12"/>谁需要银弹</text:h>
        <text:p text:style-name="P2">胖子o6z：没有银弹又怎么样</text:p>
        <text:p text:style-name="P2"><text:a xlink:type="simple" xlink:href="http://www.blogdriver.com/showBlog.do?bloggerID=18310&amp;diaryID=248172" office:target-frame-name="_blank" xlink:show="new">http://www.blogdriver.com/showBlog.do?bloggerID=18310&amp;diaryID=248172</text:a></text:p>
        <text:p text:style-name="P2"> </text:p>
        <text:p text:style-name="P2">需要银弹的肯定不是动手开发软件的人。恰恰相反，是那些从来不动手写一行程序的人，是那些看不懂一行代码的人，是那些对软件的神秘特性感到恐惧的人。他们需要银弹来打消自己的恐惧，他们需要银弹来消除对程序员的依赖。</text:p>
        <text:p text:style-name="P2"> </text:p>
        <text:p text:style-name="P2">胖子说，“<text:span text:style-name="T4">实际上没有银弹一样存在杀死人狼的英雄</text:span>”，这个就是那些人所害怕的。没 错，英雄可以杀死人狼，但如果所有人都认识到这支森林探险队真正的希望是那些骁勇的英雄，靠嘴皮子混饭的某些人又凭什么享受最高的待遇呢？所以他们希望找 到银弹，然后只要复制出1000颗银弹，就足够他杀出丛林了。可惜，我们看到的事实是，不仅没有一枪爆头的银弹，甚至对不同的人狼还得用不同的枪。</text:p>
        <text:p text:style-name="P2">2004年07月20日, 星期二 08:42 (248379)</text:p>
      </text:section>
      <text:section text:style-name="Sect1" text:name="Section14">
        <text:h text:style-name="P1" text:outline-level="1" text:is-list-header="true"><text:bookmark text:name="main13"/>谁在励你的志</text:h>
        <text:p text:style-name="Text_20_body">《怎 样给猎狗分骨头》（How To Assign Bones To Hunting Dogs）、《拒绝借口》（No Excuses）、《人性的弱点》、《人性的优点》、《最伟大的管理思想》……我一次又一次地看到别人拿这些书来励志，拿这些畅销书中的观点来教育我。这 些全球畅销的、大师所作的励志书，它们真的有像它们自己所宣传的那么辉煌的背景吗？如果这些背景——xx大师所作、全球销量xxxx册——都是骗人，那么 那些漂亮的励志口号，又剩下多少可信度呢？ </text:p>
        <text:p text:style-name="Text_20_body">让我们感谢《中华读书报》编辑吴荷女士和特约记者刘天北先生，感谢他们揭穿了这些寡廉鲜耻的骗子。</text:p>
        <text:p text:style-name="Text_20_body"><text:a xlink:type="simple" xlink:href="http://www.blogchina.com/new/display/38135.html" office:target-frame-name="_blank" xlink:show="new">http://www.blogchina.com/new/display/38135.html</text:a></text:p>
        <text:p text:style-name="P2">2004年07月24日, 星期六 14:21 (254855)</text:p>
      </text:section>
      <text:section text:style-name="Sect1" text:name="Section15">
        <text:h text:style-name="P1" text:outline-level="1" text:is-list-header="true"><text:bookmark text:name="main14"/>你有资格批评谁？</text:h>
        <text:p text:style-name="P2">如果别人在家里和朋友看碟片，你有什么资格批评她看的碟庸俗乏味？</text:p>
        <text:p text:style-name="P2"> </text:p>
        <text:p text:style-name="P2">如果别人在KTV包房跟朋友唱歌，你有什么资格批评她的歌喉呕哑唣咂？</text:p>
        <text:p text:style-name="P2"> </text:p>
        <text:p text:style-name="P2">如果别人在自己的笔记本上信手涂鸦，你有什么资格批评她的画技拙劣？</text:p>
        <text:p text:style-name="P2"> </text:p>
        <text:p text:style-name="P2">……</text:p>
        <text:p text:style-name="P2"> </text:p>
        <text:p text:style-name="P2">如果别人在自己的BLOG上写自己的心情，你有什么资格批评她“小资”、“用身体写作”？</text:p>
        <text:p text:style-name="P2"> </text:p>
        <text:p text:style-name="P2">连起码的礼貌都不懂，还敢批评别人没品位。这是怎样拙劣的人品！</text:p>
        <text:p text:style-name="P2">2004年07月9日, 星期五 08:52 (233869)</text:p>
      </text:section>
      <text:section text:style-name="Sect1" text:name="Section16">
        <text:h text:style-name="P1" text:outline-level="1" text:is-list-header="true"><text:bookmark text:name="main15"/>这些评论……</text:h>
        <text:p text:style-name="P2">一个最近流传得很热的帖子：<office:annotation><dc:date>2007-02-23T00:00:00</dc:date><text:p>&lt;!--StartFragment --&gt;</text:p></office:annotation> <text:span text:style-name="Strong_20_Emphasis">国外媒体对中国奥运代表团的评论</text:span> </text:p>
        <text:p text:style-name="P2"><text:a xlink:type="simple" xlink:href="http://forum.bomoo.com/showthread.php?p=1007#post1007" office:target-frame-name="_blank" xlink:show="new">http://forum.bomoo.com/showthread.php?p=1007#post1007</text:a></text:p>
        <text:p text:style-name="P2"> </text:p>
        <text:p text:style-name="P2">不管你是打算愤慨还是打算赞同，且慢，能不能麻烦你帮个忙，帮我找找这些“国外媒体的评论”原文都在哪里？我本以为在如今这个“google年 代”，就算我读不懂《读卖新闻》，要找到《泰晤士报》或者《时代周刊》的一篇文章还不容易吗？可我在google上换着各种关键词搜索了半小时，楞是没见 这几篇报道原文的踪影。这到底是怎么一回事呢？</text:p>
        <text:p text:style-name="P2"> </text:p>
        <text:p text:style-name="P2">或者??请原谅我不由自主、甚至是不识时务的好奇心??压根就没有这么几篇“外电报道”？</text:p>
        <text:p text:style-name="P2">2004年09月11日, 星期六 14:41 (320836)</text:p>
      </text:section>
      <text:section text:style-name="Sect1" text:name="Section17">
        <text:h text:style-name="P1" text:outline-level="1" text:is-list-header="true"><text:bookmark text:name="main16"/>JdonFramework架构分析</text:h>
        <text:p text:style-name="P2">JdonFramework架构图（<text:a xlink:type="simple" xlink:href="http://www.jdon.com/jdonframework/" office:target-frame-name="_blank" xlink:show="new"><text:span text:style-name="T5">http://www.jdon.com/jdonframework/</text:span></text:a>）：</text:p>
        <text:p text:style-name="P2">(there's an image) </text:p>
        <text:p text:style-name="P2">让我们先回想一下，使用EJB的理由是什么？常见的答案有：可分布的业务对象；声明性的基础设施服务（例如事务管理）。那么，如果在EJB的上 面再加上一层POJO的facade，显然你不能再使用EJB的基础设施了，因为完整的业务操作（也就是事务边界）将位于POJO facade的方法这里，所以你必须重新??以声明性的方式??实现事务管理、安全性管理、remoting、缓存等基础设施服务。换句话说，你失去了 session bean的一半好处。另一方面，“可分布的业务对象”也不复存在，因为POJO本身是不能??像EJB那样??分布的，这样你又失去了session bean的另一半好处。</text:p>
        <text:p text:style-name="P2"> </text:p>
        <text:p text:style-name="P2">既然session bean的一切好处已经不复存在了，Robbin认为，在这个架构里可以把entity bean作为O/R mapping来使用。但众所周知，在EJB的各个部分中，entity bean是最糟糕的部分。它的描述能力太差，以至于它无法成为一个合格的O/R mapping（如果谁对此论断有反对意见，请用entity bean建模Party分析模式）。也就是说，即使是往最好的方面来说，这个架构仅仅利用了EJB中最糟糕的部分，损失了EJB中较好的部分（即 session bean，尤其是无状态session bean）。</text:p>
        <text:p text:style-name="P2"> </text:p>
        <text:p text:style-name="P2">继续回想，使用基于POJO的轻量级架构的理由是什么？常见的答案有：易于测试；便于移植；“开发-发布”周期短。而如果仅仅把POJO作为一 层facade，把业务逻辑放在下面的EJB，那么你仍然无法轻易地测试业务逻辑，移植自然也无从谈起了，并且每次修改EJB之后必须忍受漫长的发布周 期。即便是??像Robbin猜测的那样??仅仅把EJB作为O/R mapping，而不是业务逻辑的居所，你最多只能通过DAO封装获得比较好的业务可测性，但“修改-发布”的周期仍然很长，因为仍然有entity bean存在。也就是说，即使是往最好的方面来说，这个架构至少损失了轻量级架构的一半优点。</text:p>
        <text:p text:style-name="P2"> </text:p>
        <text:p text:style-name="P2">作为一个总结，JdonFramework即便是在使用得最恰当的情况下，它仍然不具备轻量级架构（例如<text:a xlink:type="simple" xlink:href="http://raibledesigns.com/wiki/Wiki.jsp?page=AppFuse" office:target-frame-name="_blank" xlink:show="new"><text:span text:style-name="T5">AppFuse</text:span></text:a>和<text:a xlink:type="simple" xlink:href="http://www.springframework.org/" office:target-frame-name="_blank" xlink:show="new"><text:span text:style-name="T5">JPetStore</text:span></text:a>） 的全部优点，至少会对小步前进的敏捷开发造成损害（因为EJB的存在），并且没有Spring框架已经实现的基础设施（例如事务管理、remoting 等），必须重新发明这些轮子；另一方面，它也不具备EJB的任何优点，EJB的声明性基础设施、可分布业务对象等能力它全都不能利用。因此，可以简单地总 结说，JdonFramework是一个这样的架构：<text:span text:style-name="Strong_20_Emphasis">它结合了EJB和轻量级架构两者各自的短处，却抛弃了两者各自的长处</text:span>。</text:p>
        <text:p text:style-name="P2"> </text:p>
        <text:p text:style-name="P2">说实话，我非常希望我这次的判断是彻底错误的，我非常希望有人能够向我证明：JdonFramework实际上是一个出色的架构。原因是，我不愿意相信，一个做了好几年J2EE架构师和咨询师的中国程序员会做出这样一个彻底错误的架构来。</text:p>
        <text:p text:style-name="P2">2004年12月27日, 星期一 18:21 (474041)</text:p>
        <text:section text:style-name="Sect1" text:name="Section18">
          <text:h text:style-name="P1" text:outline-level="1" text:is-list-header="true"><text:bookmark text:name="main17"/>伏尔加河上的纤夫</text:h>
          <text:p text:style-name="Text_20_body">佳作欣赏：<text:a xlink:type="simple" xlink:href="http://bbs.people.com.cn/bbs/ReadFile?whichfile=7595&amp;typeid=85">伏尔加河上的纤夫</text:a></text:p>
          <text:p text:style-name="P4">“在横幅的画面上，一队蓬首垢面、衣衫褴褛的纤夫拉着货船，在酷日下向前挣扎……这幅画表现了沙皇统治下人民的苦难生活，揭示了劳动人民所受的野蛮剥削”</text:p>
          <text:p text:style-name="Text_20_body">比起同一时代在嘉陵江和长江上的纤夫，伏尔加河上的纤夫们似乎还少受了一重苦难：监工的鞭子??至少在这幅名画上看不到监工的身影。然而这<text:a xlink:type="simple" xlink:href="http://book.ayinfo.ha.cn/jjyj/aa/mile/cyzz/IndustrOrgan02.html">悲惨的故事背后的真相</text:a>却是：</text:p>
          <text:p text:style-name="P4">“中 国的长江上有一段水流很急，船由一队苦力拉着逆流而上，由一个监工挥舞着皮鞭催促苦力们。在一次旅行中，一位美国女士惊恐地看到这个监工正鞭笞拚命拉纤的 纤夫，便央求人们做点什么来制止这种野蛮举动。很快，船长便告诉她无能为力：这些苦力承担着把船拉过这段水路的责任，是他们自己雇用了这个监工，给了他监 督权利。”</text:p>
          <text:p text:style-name="Text_20_body">廉价的同情总是很容易给予的??因此也总是没有用的。如果要追究为什么伏尔加河上的纤夫们为什么没有像嘉陵江纤夫们那样健壮而乐天（别忘了，他们是川江号子和重庆毛肚火锅的发明者），也许没有雇一个监工来抽鞭子是重要的原因。</text:p>
          <text:p text:style-name="P2">2005年05月6日, 星期五 18:54 (674435)</text:p>
        </text:section>
        <text:section text:style-name="Sect1" text:name="Section19">
          <text:h text:style-name="P1" text:outline-level="1" text:is-list-header="true"><text:bookmark text:name="main18"/>瞎起什么破名字</text:h>
          <text:p text:style-name="Text_20_body"><text:a xlink:type="simple" xlink:href="http://www.csdn.net/">CSDN首页</text:a>在宣传一本新书，赫然写着：</text:p>
          <text:p text:style-name="Text_20_body">【<text:a xlink:type="simple" xlink:href="http://www.dearbook.com.cn/" office:target-frame-name="_blank" xlink:show="new">图书</text:a>】<text:a xlink:type="simple" xlink:href="http://www.dearbook.com.cn/book/viewbook.aspx?pno=TS0029148" office:target-frame-name="_blank" xlink:show="new">About Face 2.0中译本(7折)</text:a></text:p>
          <text:p text:style-name="Text_20_body">点点链接进去，看见这书的中文名字却被叫作<text:a xlink:type="simple" xlink:href="http://www.dearbook.com.cn/book/viewbook.aspx?pno=TS0029148">《软件观念革命》</text:a>。早在去年的“<text:a xlink:type="simple" xlink:href="http://www.dearbook.com.cn/Guide/ViewGuide.aspx?GuideID=129">谁震撼了世界</text:a>”文中，我就猜到国内的出版商肯定会干这种蠢事。当时我在文中这样写道：</text:p>
          <text:p text:style-name="P5"><text:span text:style-name="T6">“Alan Cooper的另一本大作《神经病管理疯人院》被中国的出版商改名为《</text:span><text:a xlink:type="simple" xlink:href="http://www.dearbook.com.cn/Book/ViewBook.aspx?pno=TS0017204" office:target-frame-name="_blank" xlink:show="new"><text:span text:style-name="T7"> 软件创新之路--冲破高技术营造的牢笼 </text:span></text:a><text:span text:style-name="T6">》，中庸平和却失了风格。如果有出版商引进这本《About Face2．0》，但愿他们不要再修改这个书名——尤其是版本号。”</text:span></text:p>
          <text:p text:style-name="Text_20_body">是 不是我一相情愿地崇洋媚外觉得原名比译名好呢？看起来似乎不是，似乎出版商和书店都知道“About Face”是一个远比什么“软件观念革命”更精彩、更亮眼、更有影响力的名字。既然如此，又何必去瞎起什么破名字？好好地写上“About Face 2.0中文版”不成么？</text:p>
          <text:p text:style-name="Text_20_body">看着一篇篇敷衍了事——如果不是荡然无存的话——的译者序，看着一本本被挤成压缩饼干的译著，回头再看看这“软件观念革命”。有时候我真的弄不清楚，这些同行们是不是不知道该把精力往哪里放？</text:p>
          <text:p text:style-name="P2">2005年06月29日, 星期三 09:29 (781520)</text:p>
        </text:section>
        <text:section text:style-name="Sect1" text:name="Section20">
          <text:h text:style-name="P1" text:outline-level="1" text:is-list-header="true"><text:bookmark text:name="main19"/>大嘴巴子妄想症</text:h>
          <text:p text:style-name="P2">来自某自称“开源社区”的网站：<text:a xlink:type="simple" xlink:href="http://bbs.lupaworld.com/htm_data/46/0603/16352.html">震惊:sourceforge封杀中国用户</text:a><text:line-break/><text:line-break/><text:span text:style-name="T8">前段时间关于sourceforge(以下简称sf)被封事件已经吵的沸沸扬扬。国内人士普遍认为是中国政府的举 动。但令人惊讶的是从sf的高层领导得知这次封锁完全是sf的举动。因为中国地区的用户已经令sf愤怒，因为中国地区的用户篡改开源项目用以实现个人赢 利，而对开源社区基本上不作贡献。这种行为令sf将中国区域的IP直接封锁。看来中国的开源运动需要反思。</text:span><text:line-break/><text:line-break/>不过看起来并不是所有读者都那么单纯。譬如楼下就有人回帖：<text:line-break/><text:line-break/><text:span text:style-name="T8">跟本没封IP，明显就是XX的伎俩，你可以连到服务器的80端口，直到通讯里面带有HTTP头的“Host: xxx.sourceforge.net”才被X掉。一小撮不明真相别有用心分子在抵毁sourceforge。</text:span><text:line-break/><text:line-break/>我觉得有趣的是，这个自称“开源社区”的网站在捏造假新闻时的水平，叫人看不出他们像一个开源社区。譬如说“<text:span text:style-name="T8">中国地区的用户篡改开源项目用以实现个人赢利</text:span>”， 如果一个开源项目使用的授权协议是APL，你可以放心大胆地在盈利项目中使用它乃至修改它，只要保留原来的授权协议文本即可；如果它使用的是GPL，你同 样可以在盈利项目中使用它乃至修改它，你可以把整个产品交给你的客户并且不开放任何源代码给任何第三方，除非你或者你的客户<text:span text:style-name="T9">再次销售</text:span>这个产品。这都是开源授权协议允许的行为，如果这些行为会让开源社群的领导者们愤怒，我??以及任何一个心智正常的人??都会预计：他们的行动应该是修改授权协议，而不是封锁一个国家的访问。<text:line-break/><text:line-break/>再譬如说“<text:span text:style-name="T8">[中国地区的用户]对开源社区基本上不作贡献</text:span>”， 这话听着就更扯了。什么叫“贡献”？难道只有提交你的源代码才叫“贡献”？对于开源社群，你去使用它，你去学习它，你觉得它好用所以你向别人介绍，你觉得 它不好用所以你提交bug报告，你在论坛上讨论它，甚至你只是去看它的网站，这都是贡献。开源社群的兴盛不仅仅是因为一些优秀的开发者在编写和维护，还包 括无数的普通用户在关注、在使用、在传播。没有后者的贡献，前者的工作再怎么出色也是白费。这个道理，任何一个亲身参与过开源项目的人都明白，不过似乎这 个自封的“开源社区”并不明白。<text:line-break/><text:line-break/>最有趣的是最后这句：“<text:span text:style-name="T8">看来中国的开源运动需要反思</text:span>”?? 确实需要反思。自称是在搞“开源运动”，自称是“开源社区”，连开源授权协议讲什么都不知道，连开源软件的经济模式都不知道，某些人确实需要反思。不过也 不用反思得太过头，不用因为觉得自己做得不够好就成天妄自菲薄老幻想着被别人抽了一嘴巴??也许别人不一定愿意和你交朋友（据我所知其实别人很愿意交这个 朋友），但您那点毛病还到不了被抽嘴巴子的地步，也许顶多是自己有点欠抽而已。</text:p>
          <text:p text:style-name="P2">2006年03月4日, 星期六 22:20 (1144781)</text:p>
        </text:section>
        <text:section text:style-name="Sect1" text:name="Section21">
          <text:h text:style-name="P1" text:outline-level="1" text:is-list-header="true"><text:bookmark text:name="main20"/>越忠实越挨刀</text:h>
          <text:p text:style-name="P2">光明日报：<text:a xlink:type="simple" xlink:href="http://www.gmw.cn/01gmrb/2006-05/11/content_414901.htm">北京手机资费降价的“含金量”有多大</text:a><text:line-break/><text:line-break/><text:span text:style-name="T8">他们往往是忠实度最高的“黄金用户”??不管资费降不降都得打,无论诱惑多大也不换手机号,因而运营商缺乏降价的动力。</text:span><text:line-break/><text:line-break/>我就属于这“黄金用户”。04年的神州行，甭管是长途也好漫游也罢，电话一个都不敢少打。还不敢换号码，生怕别人找不到我。都说忠实用户、大额用户应该有优待，感情我们这“黄金用户”是多交黄金的用户阿。也就算服了移动这帮人了，sigh……<text:line-break/><text:line-break/><text:span text:style-name="T8">北京手机资费不降价的理由有很多,其中一个理由似乎比较有市场,即国有资产的保值增值。按照这个说法,中国移动和联通在北京的手机话费价格降下来,股票市值就会下降,就意味着国有资产流失。</text:span><text:line-break/><text:line-break/>移动的股票没给过我一张，分红没给过我一毛，怎么我就该为他们的“国有资产流失”买单呢？<text:a xlink:type="simple" xlink:href="http://agileworks.blogspot.com/">Shane</text:a>批了一句：“真是牛x大了什么话都敢说。”<text:line-break/><text:line-break/>哼哼，瞧着吧，早晚把我惹急了，俺把手机扔了换传呼机去……</text:p>
          <text:p text:style-name="P2">2006年05月12日, 星期五 23:11 (1181354)</text:p>
        </text:section>
        <text:section text:style-name="Sect1" text:name="Section22">
          <text:h text:style-name="P1" text:outline-level="1" text:is-list-header="true"><text:bookmark text:name="main21"/>房价拷问智商</text:h>
          <text:p text:style-name="P2">有趣的东西每天都能看见，当然这跟<text:a xlink:type="simple" xlink:href="http://desktop.google.com/">Google桌面</text:a>新闻有关：我觉得有趣的东西，它就会一直送给我看。最近两个有趣的东西和房价有关。<text:span text:style-name="T6"><text:line-break/><text:line-break/></text:span><text:a xlink:type="simple" xlink:href="http://www.agpr.net/bbs/read.php?tid=99608">邹某人的第二封公开信</text:a><text:line-break/><text:line-break/><text:bookmark text:name="text0"/><text:span text:style-name="T8">中国的</text:span><text:span text:style-name="T10">老百姓都</text:span><text:span text:style-name="T8">有买房的传统，我们希望人人都拥有一套属于自己的住房，不管 现实不现实，这已是自古以来我们追求“安居乐业”的美好愿景，居者都应该有其屋，我们没有错。可是，当我作为国内首个“不买房行动”的发起人，和千千万万 因为虚高的房价买不起房子、不敢买房子的人们看到您冯仑先生说这句话的时候，我想</text:span><text:span text:style-name="T10">任何一个</text:span><text:span text:style-name="T8">有良知和血性的人都不会再沉默下去。我可以负责任地告诉您：我们 很生气，</text:span><text:span text:style-name="T10">全国人们</text:span><text:span text:style-name="T8">很愤怒。因为，“房奴”这个词的出现，也有您的一份“功劳”，而这个词，是如此地让我感到十分恶心和悲哀，这个词和您的这句话，已经影响 到我们国家大力倡导的“和谐社会”的建设。</text:span><text:line-break/><text:line-break/>中新网：<text:a xlink:type="simple" xlink:href="http://www.chinanews.com.cn/news/2006/2006-05-15/8/729757.shtml">别让“牛市”蒙住眼睛 炒房不能作为谋生手段</text:a><text:line-break/><text:line-break/><text:span text:style-name="T8">在过去几年里，国内房价的快速上涨， 多少让人会产生这样的错觉：与其兢兢业业地或看老板脸色的干活，倒不如加入到炒房的行列中。这样的生活方式似乎已经成为许多中国人的一个梦想，不管这个梦想能否实现。</text:span><text:line-break/><text:line-break/>有 趣之处在于，似乎各种各样的公众声音??不论是认为房价虚高的，还是认为房价无泡沫的??都有一个共同的预设，即“老百姓”买了一套房子之后就必须在这个 房子里面住一辈子，因此也必须全额付清这个房子的贷款；而“炒房”是与“老百姓”不同的另一群人干的事情，正如中新网的这篇报道所指出的，“炒房”的人都 是不用“兢兢业业地或看老板的脸色干活”的。像理财这种事情，或者说得再通俗一点，像低买高抛这种事情，“老百姓”是一定不知道的，不然也不需要邹某人来 帮他们振臂高呼，以及中新网来给他们提醒。<text:line-break/><text:line-break/>在作为“老百姓”的一员被侮辱了智商的同时，还被邹某人给代表了一把。邹先生“负责任地”代表 “全国人们”（不知道是不是“人民”的笔误）说话之前肯定是没有征求过我的意见，我也不晓得他征求了哪些人的意见。邹先生调查房地产商的成本很会拿数字讲 话，有机会我想问问他，需要得到多少人的赞同才可以代表“全国人们”。</text:p>
          <text:p text:style-name="P2">2006年05月15日, 星期一 15:36 (1182460)</text:p>
        </text:section>
        <text:section text:style-name="Sect1" text:name="Section23">
          <text:h text:style-name="P1" text:outline-level="1" text:is-list-header="true"><text:bookmark text:name="main22"/>房价拷问智商（续）</text:h>
          <text:p text:style-name="P2">仍然来自<text:a xlink:type="simple" xlink:href="http://www.agpr.net/bbs/read.php?tid=99608">邹某人的公开信</text:a>：<text:line-break/><text:line-break/><text:bookmark text:name="text01"/><text:span text:style-name="T8">有91.1%的市民在购房时只能选择银行按揭。这其中，有31.75%的人，月供占到了其收入的50%以上。按照国际通行的看法，现在超过三成房贷一族已经沦为“房奴”。而事实是，在中国，生活被房贷按揭所改变的人们已达2600万。</text:span><text:line-break/><text:line-break/>在北京买80平米房子，每平米8000，首付30%，20年商业贷款，每月需还款3,311.22元。（这里有个<text:a xlink:type="simple" xlink:href="http://tools.668city.com/estate/">购房计算器</text:a>，有兴趣自己算算。）这就有趣了：夫妻两个的月收入加起来还不到7000，倒一定要在北京买个80平米的房子，而且照邹某人的意思有这想法的还不在少数。这确实挺拷问智商的，只是我不太清楚是在拷问“老百姓”的智商，还是在拷问某些打算给“老百姓”们当救星的人的智商。</text:p>
          <text:p text:style-name="P2">2006年05月15日, 星期一 15:56 (1182468)</text:p>
        </text:section>
        <text:section text:style-name="Sect1" text:name="Section24">
          <text:h text:style-name="P1" text:outline-level="1" text:is-list-header="true"><text:bookmark text:name="main23"/>造福社会还是伤天害理</text:h>
          <text:p text:style-name="P2">这是一个疑问句，不是设问句更不是反问句。这个问题我最初是提给<text:a xlink:type="simple" xlink:href="http://blog.csdn.net/myan">myan</text:a>的，当然在那之前我自己已经思考很久了。这个问题，不光是myan，CSDN、《程序员》杂志、几家著名的出版社、很多优秀的作者、很多高校、还有别的一些网站和组织，都可以想一想。但是，最好不要想得太认真，要学我这样，游戏人间。<text:line-break/><text:line-break/>这个问题就是：你到底在造福社会还是在伤天害理。<text:line-break/><text:line-break/>作为主编的myan当然是在造福社会，至少他自己和绝大多数读者是这么想的，因为他传授了很多知识给他的读者。同样的还有<text:a xlink:type="simple" xlink:href="http://blog.csdn.net/zhangxiaoxiang/">张老师</text:a>，虽然张老师的培训在我看来并不便宜，虽然从<text:a xlink:type="simple" xlink:href="http://www.it315.org/training/training.htm">课程表</text:a>上我也看不出和张老师反感的“<text:a xlink:type="simple" xlink:href="http://blog.csdn.net/zhangxiaoxiang/archive/2006/06/24/827752.aspx">掌握struts,spring,hibernate技术应用</text:a>”有什么本质的区别，但它确实教会了很多??用张老师自己的话??高中水平的程序员。至少，张老师自己认为他的工作、他的学员的工作，是“<text:a xlink:type="simple" xlink:href="http://blog.csdn.net/zhangxiaoxiang/archive/2006/06/24/827752.aspx">对社会有价值</text:a>”的。<text:line-break/><text:line-break/>我 是比较眼光短浅一点，看不到那么高尚的“社会价值”……但是我常常不由自主地设想，一个生活在武汉、长沙、成都或者兰州的年轻人，高中或者大专毕业，原本 可以靠自己的努力和父母朋友的帮忙，得到一份稳定而且薪水不错的工作，从此过着幸福平静的生活。就因为myan或者张老师的鼓动??更重要的是，深入浅出 的讲解??突然开始觉得自己似乎很适合做一个程序员，然后义无反顾地跑到北京，从此一脚踩进IT这个泥潭……这到底是造福社会呢，还是伤天害理啊？<text:line-break/><text:line-break/>这个问题扔给<text:a xlink:type="simple" xlink:href="http://training.csdn.net/">CSDN培训频道</text:a>的负责人，他似乎很意外，最后只好说：“我们不做别人也会做的。”<text:line-break/><text:line-break/>好了，思想体操到此为止，别再想了。实际上，是件对所有人都有好处的事情：myan有更多的读者，张老师有更多学生感恩戴德，我的朋友们招人时可以更轻松地压价，我有更多的潜在客户，IT飞速发展振兴中华。是不是伤天害理，有什么关系呢？何况，我也不知道到底是不是呢。</text:p>
          <text:p text:style-name="P2">2006年06月24日, 星期六 13:58 (1198908)</text:p>
        </text:section>
        <text:section text:style-name="Sect1" text:name="Section25">
          <text:h text:style-name="P1" text:outline-level="1" text:is-list-header="true"><text:bookmark text:name="main24"/>娱乐拷问智商</text:h>
          <text:p text:style-name="P2">“<text:a xlink:type="simple" xlink:href="http://gigix.blogdriver.com/gigix/1182460.html">拷问智商</text:a>”是个好词，刻薄而又不失优雅。更有趣的是，被拷问了智商的人们，往往感受不到刻薄，于是就只剩下了华丽的优雅。<text:line-break/><text:line-break/>CSDN这几天的Blog头条包括：<text:line-break/><text:a xlink:type="simple" xlink:href="http://blog.csdn.net/qingrun/archive/2006/07/05/880452.aspx" office:target-frame-name="_blank" xlink:show="new">青润：如何与一个纯技术的老板合作</text:a><text:span text:style-name="T11">[2006-7-6 16:58:29]</text:span><text:line-break/><text:a xlink:type="simple" xlink:href="http://blog.csdn.net/qingrun/archive/2006/07/07/889403.aspx" office:target-frame-name="_blank" xlink:show="new">[青润观点]软件行业收入不断降低的一个原因</text:a><text:span text:style-name="T11">[2006-7-8 11:18:00]<text:line-break/></text:span><text:a xlink:type="simple" xlink:href="http://blog.csdn.net/universee/archive/2006/07/06/885129.aspx"><text:span text:style-name="T12">开源GPL中触目惊心的学术腐败1</text:span></text:a> <text:a xlink:type="simple" xlink:href="http://blog.csdn.net/universee/archive/2006/07/08/892673.aspx">2</text:a> <text:a xlink:type="simple" xlink:href="http://blog.csdn.net/universee/archive/2006/07/08/893918.aspx">3</text:a><text:span text:style-name="T11">[2006-7-8 11:10:27]</text:span><text:line-break/><text:a xlink:type="simple" xlink:href="http://blog.csdn.net/sunhui/archive/2006/07/09/897072.aspx" office:target-frame-name="_blank" xlink:show="new">【孙辉】“太极语言”与“Sinox操作系统” </text:a><text:span text:style-name="T11">[2006-7-10 10:42:47]<text:line-break/></text:span><text:a xlink:type="simple" xlink:href="http://blog.csdn.net/easyjf/archive/2006/07/12/910060.aspx" office:target-frame-name="_blank" xlink:show="new">大峡：一个“Spring轮子”引发的血案1</text:a> <text:a xlink:type="simple" xlink:href="http://blog.csdn.net/easyjf/archive/2006/07/13/913780.aspx" office:target-frame-name="_blank" xlink:show="new">2</text:a> <text:a xlink:type="simple" xlink:href="http://blog.csdn.net/easyjf/archive/2006/07/13/913875.aspx" office:target-frame-name="_blank" xlink:show="new">3</text:a> <text:a xlink:type="simple" xlink:href="http://blog.csdn.net/easyjf/archive/2006/07/13/914093.aspx" office:target-frame-name="_blank" xlink:show="new">4</text:a><text:span text:style-name="T11">[2006-7-12 23:30:17]<text:line-break/></text:span><text:a xlink:type="simple" xlink:href="http://blog.csdn.net/myan/archive/2006/07/14/919759.aspx" office:target-frame-name="_blank" xlink:show="new">【孟岩观点】 .NET发展中的几个失误</text:a><text:span text:style-name="T11">[2006-7-14 14:37:24]</text:span><text:line-break/><text:line-break/>好 吧我必须承认，我以前就说过技术要娱乐化。所以拷问智商的不是技术，而是娱乐。摘录的这些标题按时间倒序，最近的一个是myan的blog。结论（以及并 且特别是作为给myan的忠告）是，要想不被拷问智商，就向我学习，坐在Melbourne的公寓地板看小雨华丽地落在阳台上。</text:p>
          <text:p text:style-name="P2">2006年07月15日, 星期六 13:44 (1206626)</text:p>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40:44</dc:date>
    <dc:language>en-US</dc:language>
    <meta:editing-cycles>2</meta:editing-cycles>
    <meta:editing-duration>PT16S</meta:editing-duration>
    <meta:user-defined meta:name="Info 1"/>
    <meta:user-defined meta:name="Info 2"/>
    <meta:user-defined meta:name="Info 3"/>
    <meta:user-defined meta:name="Info 4"/>
    <meta:document-statistic meta:table-count="0" meta:image-count="0" meta:object-count="0" meta:page-count="26" meta:paragraph-count="182" meta:word-count="1726" meta:character-count="12818"/>
  </office:meta>
</office:document-meta>
</file>